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a" number:country="DK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53in" svg:x="0.2819in" svg:y="2.2063in">
            <draw:object draw:notify-on-update-of-ranges="Sheet1.A1:Sheet1.A1 Sheet1.A2:Sheet1.A10 Sheet1.B1:Sheet1.B1 Sheet1.B2:Sheet1.B10 Sheet1.G1:Sheet1.G1 Sheet1.G2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49in" svg:x="6.6874in" svg:y="2.1961in">
            <draw:object draw:notify-on-update-of-ranges="Sheet1.B1:Sheet1.B1 Sheet1.B2:Sheet1.B10 Sheet1.G1:Sheet1.G1 Sheet1.G2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ize (mb)</text:p>
          </table:table-cell>
          <table:table-cell table:style-name="Default" office:value-type="string" calcext:value-type="string">
            <text:p>Processing</text:p>
          </table:table-cell>
          <table:table-cell table:style-name="Default" office:value-type="string" calcext:value-type="string">
            <text:p>Disk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BusyBox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0.7761</text:p>
          </table:table-cell>
          <table:table-cell office:value-type="string" calcext:value-type="string">
            <text:p>0.2437</text:p>
          </table:table-cell>
          <table:table-cell office:value-type="string" calcext:value-type="string">
            <text:p>0.6688</text:p>
          </table:table-cell>
          <table:table-cell office:value-type="float" office:value="0.0392" calcext:value-type="float">
            <text:p>0.0392</text:p>
          </table:table-cell>
          <table:table-cell table:formula="of:=[.C2]+[.D2]+[.E2]+[.F2]" office:value-type="float" office:value="1.7278" calcext:value-type="float">
            <text:p>1.7278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2.0417</text:p>
          </table:table-cell>
          <table:table-cell office:value-type="string" calcext:value-type="string">
            <text:p>0.7538</text:p>
          </table:table-cell>
          <table:table-cell office:value-type="string" calcext:value-type="string">
            <text:p>0.6092</text:p>
          </table:table-cell>
          <table:table-cell office:value-type="float" office:value="0.1161" calcext:value-type="float">
            <text:p>0.1161</text:p>
          </table:table-cell>
          <table:table-cell table:formula="of:=[.C3]+[.D3]+[.E3]+[.F3]" office:value-type="float" office:value="3.5208" calcext:value-type="float">
            <text:p>3.5208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1.3080</text:p>
          </table:table-cell>
          <table:table-cell office:value-type="string" calcext:value-type="string">
            <text:p>6.9778</text:p>
          </table:table-cell>
          <table:table-cell office:value-type="string" calcext:value-type="string">
            <text:p>0.7021</text:p>
          </table:table-cell>
          <table:table-cell office:value-type="float" office:value="0.0512" calcext:value-type="float">
            <text:p>0.0512</text:p>
          </table:table-cell>
          <table:table-cell table:formula="of:=[.C4]+[.D4]+[.E4]+[.F4]" office:value-type="float" office:value="9.0391" calcext:value-type="float">
            <text:p>9.0391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.1964</text:p>
          </table:table-cell>
          <table:table-cell office:value-type="string" calcext:value-type="string">
            <text:p>9.7554</text:p>
          </table:table-cell>
          <table:table-cell office:value-type="string" calcext:value-type="string">
            <text:p>0.5987</text:p>
          </table:table-cell>
          <table:table-cell office:value-type="float" office:value="0.8785" calcext:value-type="float">
            <text:p>0.8785</text:p>
          </table:table-cell>
          <table:table-cell table:formula="of:=[.C5]+[.D5]+[.E5]+[.F5]" office:value-type="float" office:value="12.429" calcext:value-type="float">
            <text:p>12.429</text:p>
          </table:table-cell>
        </table:table-row>
        <table:table-row table:style-name="ro1">
          <table:table-cell office:value-type="string" calcext:value-type="string">
            <text:p>Mongo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.8270</text:p>
          </table:table-cell>
          <table:table-cell office:value-type="string" calcext:value-type="string">
            <text:p>35.1614</text:p>
          </table:table-cell>
          <table:table-cell office:value-type="string" calcext:value-type="string">
            <text:p>0.5713</text:p>
          </table:table-cell>
          <table:table-cell office:value-type="float" office:value="0.8983" calcext:value-type="float">
            <text:p>0.8983</text:p>
          </table:table-cell>
          <table:table-cell table:formula="of:=[.C6]+[.D6]+[.E6]+[.F6]" office:value-type="float" office:value="38.458" calcext:value-type="float">
            <text:p>38.458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.6421</text:p>
          </table:table-cell>
          <table:table-cell office:value-type="string" calcext:value-type="string">
            <text:p>46.7831</text:p>
          </table:table-cell>
          <table:table-cell office:value-type="string" calcext:value-type="string">
            <text:p>0.78045</text:p>
          </table:table-cell>
          <table:table-cell office:value-type="float" office:value="0.6732" calcext:value-type="float">
            <text:p>0.6732</text:p>
          </table:table-cell>
          <table:table-cell table:formula="of:=[.C7]+[.D7]+[.E7]+[.F7]" office:value-type="float" office:value="50.87885" calcext:value-type="float">
            <text:p>50.87885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.0584</text:p>
          </table:table-cell>
          <table:table-cell office:value-type="string" calcext:value-type="string">
            <text:p>40.7459</text:p>
          </table:table-cell>
          <table:table-cell office:value-type="string" calcext:value-type="string">
            <text:p>0.6070</text:p>
          </table:table-cell>
          <table:table-cell office:value-type="float" office:value="0.3284" calcext:value-type="float">
            <text:p>0.3284</text:p>
          </table:table-cell>
          <table:table-cell table:formula="of:=[.C8]+[.D8]+[.E8]+[.F8]" office:value-type="float" office:value="42.7397" calcext:value-type="float">
            <text:p>42.7397</text:p>
          </table:table-cell>
        </table:table-row>
        <table:table-row table:style-name="ro1">
          <table:table-cell office:value-type="string" calcext:value-type="string">
            <text:p>Python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4.2547</text:p>
          </table:table-cell>
          <table:table-cell office:value-type="string" calcext:value-type="string">
            <text:p>61.6050</text:p>
          </table:table-cell>
          <table:table-cell office:value-type="string" calcext:value-type="string">
            <text:p>3.1039</text:p>
          </table:table-cell>
          <table:table-cell office:value-type="float" office:value="2.4352" calcext:value-type="float">
            <text:p>2.4352</text:p>
          </table:table-cell>
          <table:table-cell table:formula="of:=[.C9]+[.D9]+[.E9]+[.F9]" office:value-type="float" office:value="81.3988" calcext:value-type="float">
            <text:p>81.3988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.9029</text:p>
          </table:table-cell>
          <table:table-cell office:value-type="string" calcext:value-type="string">
            <text:p>87.8021</text:p>
          </table:table-cell>
          <table:table-cell office:value-type="string" calcext:value-type="string">
            <text:p>0.8826</text:p>
          </table:table-cell>
          <table:table-cell office:value-type="float" office:value="1.234" calcext:value-type="float">
            <text:p>1.234</text:p>
          </table:table-cell>
          <table:table-cell table:formula="of:=[.C10]+[.D10]+[.E10]+[.F10]" office:value-type="float" office:value="90.8216" calcext:value-type="float">
            <text:p>90.8216</text:p>
          </table:table-cell>
        </table:table-row>
      </table:table>
      <table:named-expressions/>
      <table:database-ranges>
        <table:database-range table:name="__Anonymous_Sheet_DB__0" table:target-range-address="Sheet1.A2:Sheet1.F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2:50:31.305866143</meta:creation-date>
    <dc:date>2021-04-27T13:49:48.070093775</dc:date>
    <meta:editing-duration>PT17M5S</meta:editing-duration>
    <meta:editing-cycles>1</meta:editing-cycles>
    <meta:document-statistic meta:table-count="1" meta:cell-count="7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2.271cm" svg:y="3.955cm" style:legend-expansion="high" chart:style-name="ch2"/>
        <chart:plot-area chart:style-name="ch3" table:cell-range-address="Sheet1.A1:Sheet1.B10 Sheet1.G1:Sheet1.G10" chart:data-source-has-labels="both" svg:x="0.319cm" svg:y="0.18cm" svg:width="11.633cm" svg:height="8.646cm">
          <chartooo:coordinate-region svg:x="1.126cm" svg:y="0.18cm" svg:width="9.692cm" svg:height="6.718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10" chart:label-cell-address="Sheet1.B1:Sheet1.B1" chart:class="chart:line">
            <chart:data-point chart:repeated="9"/>
          </chart:series>
          <chart:series chart:attached-axis="secondary-y" chart:style-name="ch8" chart:values-cell-range-address="Sheet1.G2:Sheet1.G10" chart:label-cell-address="Sheet1.G1:Sheet1.G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size (mb)</text:p>
                <draw:g>
                  <svg:desc>Sheet1.B1:Sheet1.B1</svg:desc>
                </draw:g>
              </table:table-cell>
              <table:table-cell office:value-type="string">
                <text:p>Combin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yBox</text:p>
                <draw:g>
                  <svg:desc>Sheet1.A2:Sheet1.A10</svg:desc>
                </draw:g>
              </table:table-cell>
              <table:table-cell office:value-type="float" office:value="1.23">
                <text:p>1.23</text:p>
                <draw:g>
                  <svg:desc>Sheet1.B2:Sheet1.B10</svg:desc>
                </draw:g>
              </table:table-cell>
              <table:table-cell office:value-type="float" office:value="1.7278">
                <text:p>1.7278</text:p>
                <draw:g>
                  <svg:desc>Sheet1.G2:Sheet1.G10</svg:desc>
                </draw:g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5.61">
                <text:p>5.61</text:p>
              </table:table-cell>
              <table:table-cell office:value-type="float" office:value="3.5208">
                <text:p>3.5208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2.9">
                <text:p>72.9</text:p>
              </table:table-cell>
              <table:table-cell office:value-type="float" office:value="9.0391">
                <text:p>9.0391</text:p>
              </table:table-cell>
            </table:table-row>
            <table:table-row>
              <table:table-cell office:value-type="string">
                <text:p>Redis</text:p>
              </table:table-cell>
              <table:table-cell office:value-type="float" office:value="105">
                <text:p>105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string">
                <text:p>Mongo</text:p>
              </table:table-cell>
              <table:table-cell office:value-type="float" office:value="449">
                <text:p>449</text:p>
              </table:table-cell>
              <table:table-cell office:value-type="float" office:value="38.458">
                <text:p>38.458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50">
                <text:p>550</text:p>
              </table:table-cell>
              <table:table-cell office:value-type="float" office:value="50.87885">
                <text:p>50.8788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56">
                <text:p>556</text:p>
              </table:table-cell>
              <table:table-cell office:value-type="float" office:value="42.7397">
                <text:p>42.7397</text:p>
              </table:table-cell>
            </table:table-row>
            <table:table-row>
              <table:table-cell office:value-type="string">
                <text:p>Python3</text:p>
              </table:table-cell>
              <table:table-cell office:value-type="float" office:value="885">
                <text:p>885</text:p>
              </table:table-cell>
              <table:table-cell office:value-type="float" office:value="81.3988">
                <text:p>81.3988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936">
                <text:p>936</text:p>
              </table:table-cell>
              <table:table-cell office:value-type="float" office:value="90.8216">
                <text:p>90.8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1.874cm" svg:y="3.954cm" style:legend-expansion="high" chart:style-name="ch2"/>
        <chart:plot-area chart:style-name="ch3" table:cell-range-address="Sheet1.B1:Sheet1.B10 Sheet1.G1:Sheet1.G10" chart:data-source-has-labels="both" svg:x="1.33cm" svg:y="0.18cm" svg:width="10.225cm" svg:height="7.664cm">
          <chartooo:coordinate-region svg:x="1.951cm" svg:y="0.379cm" svg:width="9.046cm" svg:height="6.818cm"/>
          <chart:axis chart:dimension="x" chart:name="primary-x" chart:style-name="ch4" chartooo:axis-type="auto">
            <chart:title svg:x="5.273cm" svg:y="8.024cm" chart:style-name="ch5">
              <text:p>Imagesize (mb)</text:p>
            </chart:title>
            <chart:categories table:cell-range-address="Sheet1.B2:Sheet1.B10"/>
          </chart:axis>
          <chart:axis chart:dimension="y" chart:name="primary-y" chart:style-name="ch4">
            <chart:title svg:x="0.451cm" svg:y="5.842cm" chart:style-name="ch6">
              <text:p>Mibration time (seconds)</text:p>
            </chart:title>
            <chart:grid chart:style-name="ch7" chart:class="major"/>
          </chart:axis>
          <chart:series chart:style-name="ch8" chart:values-cell-range-address="Sheet1.G2:Sheet1.G10" chart:label-cell-address="Sheet1.G1:Sheet1.G1" chart:class="chart:scatter">
            <chart:domain table:cell-range-address="Sheet1.B2:Sheet1.B10"/>
            <chart:regression-curve chart:style-name="ch9">
              <chart:equation chart:display-equation="true" chart:display-r-square="false" svg:x="1.31cm" svg:y="0.541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bine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.23">
                <text:p>1.23</text:p>
                <draw:g>
                  <svg:desc>Sheet1.B2:Sheet1.B10</svg:desc>
                </draw:g>
              </table:table-cell>
              <table:table-cell office:value-type="float" office:value="1.7278">
                <text:p>1.7278</text:p>
                <draw:g>
                  <svg:desc>Sheet1.G2:Sheet1.G10</svg:desc>
                </draw:g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3.5208">
                <text:p>3.5208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9.0391">
                <text:p>9.039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38.458">
                <text:p>38.4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0.87885">
                <text:p>50.8788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42.7397">
                <text:p>42.7397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81.3988">
                <text:p>81.3988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90.8216">
                <text:p>90.8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